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Heading_20_2">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02cm solid #a2a9b1">
        <style:background-image/>
      </style:paragraph-properties>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000000" style:font-name="Linux Libertine" fo:letter-spacing="normal" fo:font-style="normal" fo:font-weight="normal"/>
    </style:style>
    <style:style style:name="T4" style:family="text">
      <style:text-properties fo:font-variant="normal" fo:text-transform="none" fo:color="#54595d" style:font-name="sans-serif" fo:font-size="12pt" fo:letter-spacing="normal" fo:font-style="normal" fo:font-weight="normal"/>
    </style:style>
    <style:style style:name="T5" style:family="text">
      <style:text-properties fo:font-variant="normal" fo:text-transform="none" fo:color="#0b0080" style:text-line-through-style="none" style:font-name="sans-serif" fo:font-size="12pt" fo:letter-spacing="normal" fo:font-style="normal" style:text-underline-style="none" fo:font-weight="normal" style:text-blinking="false"/>
    </style:style>
    <style:style style:name="T6"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7" style:family="text">
      <style:text-properties fo:font-variant="normal" fo:text-transform="none" fo:color="#222222" style:font-name="sans-serif" fo:font-size="10.5pt" fo:letter-spacing="normal" fo:font-style="normal" fo:font-weight="normal"/>
    </style:style>
    <style:style style:name="T8" style:family="text">
      <style:text-properties fo:font-variant="normal" fo:text-transform="none" fo:color="#222222" style:font-name="sans-serif" fo:font-size="10.5pt" fo:letter-spacing="normal"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moteur de rechercher</text:p>
      <text:p text:style-name="Standard"/>
      <text:p text:style-name="Standard">Un point pub, un point technologie, un point philosophie, un point présentation</text:p>
      <text:p text:style-name="Standard"/>
      <text:p text:style-name="Standard">Google</text:p>
      <text:p text:style-name="Standard">Présentation : </text:p>
      <text:p text:style-name="Standard">Philosophie : « gratuit vous le produit »notre activité sur le web est fichée et répertoriée pour mieux cibler les résultats et les annonces publicitaires.<text:span text:style-name="T1">fichage publicitaire</text:span> atteint des proportions jamais vues</text:p>
      <text:p text:style-name="Standard">PUB : </text:p>
      <text:p text:style-name="Standard"/>
      <text:p text:style-name="Standard">Technologie : </text:p>
      <text:p text:style-name="Standard"/>
      <text:p text:style-name="Standard"/>
      <text:p text:style-name="Standard"/>
      <text:p text:style-name="Standard"/>
      <text:p text:style-name="Standard"><text:s/>: il dépasse la recherche web pour épier tous les autres produits de la firme. Gmail, Google Maps, calendrier, carnet d'adresse... Toutes vos données sont répertoriées et dispersées à tous les vents, pour les intérêts de la régie publicitaire de Google. Cette dernière se montre d'ailleurs de plus en plus invasive (jusqu'à sept annonces par page de résultats) et de moins en moins facile à distinguer des résultats naturels de la recherche. </text:p>
      <text:p text:style-name="Standard">au top en termes de <text:span text:style-name="T1">pertinence des résultats</text:span> </text:p>
      <text:p text:style-name="Standard">son catalogue de pages indexées est le plus vaste et le plus réactif </text:p>
      <text:p text:style-name="Standard">module d'intelligence artificielle, <text:span text:style-name="T2">Rankbrain</text:span>, pour agencer les pages de résultats de façon à maximiser leur efficacité. </text:p>
      <text:p text:style-name="Standard">les résultats enrichis vous donnent bien souvent la réponse que vous cherchez sans même quitter la page de résultat. Quant à l'autosuggestion, c'est un modèle du genre. Calculatrice, traduction, definition, recette de cuisine.</text:p>
      <text:p text:style-name="Standard">Rgarder avec gostery la presence systematique de googleanalitique</text:p>
      <text:p text:style-name="Standard"/>
      <text:p text:style-name="Standard">Bing, le rel concurrent niveau pertinence des resultat.<text:span text:style-name="T1">traitement des données privées</text:span>, Bing est très proche de Google. </text:p>
      <text:p text:style-name="Standard">Il est cependant moins tentaculaire que Google, qui espionne vos activités sur de nombreux sites. <text:line-break/>Bing est le moteur où les annonces sont les plus intrusives. Sur certaines recherches commerciales, on a compté jusqu'à 12 liens publicitaires pour seulement 6 résultats organiques ! Kiff kiff avec google auniveau performance et philosophie</text:p>
      <text:p text:style-name="Standard"/>
      <text:p text:style-name="Standard">qwant concu en france, revendiquer euroopeen, importancede la vie privée, se pose comme un rempart a google, <text:span text:style-name="T1">Qwant</text:span>, <text:span text:style-name="Strong_20_Emphasis">Qwant Lite</text:span> (à l'interface minimaliste) et <text:span text:style-name="Strong_20_Emphasis">Qwant Kids</text:span> (pour les enfants) </text:p>
      <text:p text:style-name="Standard"><text:line-break/>Les onglets latéraux proposent tous types de résultats : réseaux sociaux (essentiellement Twitter), images, vidéos, shopping... Mais aussi musique et <text:span text:style-name="T2">boards</text:span> (ou carnets). C'est la particularité de Qwant, qui offre une <text:span text:style-name="T1">expérience enrichie</text:span>. </text:p>
      <text:p text:style-name="Standard">La <text:span text:style-name="T1">protection de la vie privée</text:span> est le gros point fort de Qwant, qui applique la philosophie inverse à Google en s'engageant <text:span text:style-name="T1">contre le fichage des internautes</text:span> et les résultats personnalisés. Son code source a été mis à disposition de la CNIL pour prouver ses bonnes intentions. Si la publicité est présente, c'est en quantité limitée (deux annonces par page au maximum) et sans ciblage des utilisateurs. </text:p>
      <text:p text:style-name="Standard">Au niveau des <text:span text:style-name="T1">résultats de recherche</text:span>, Qwant a développé sa propre indexation des pages web. Il la combine avec d'autres sources de résultats externes au moyen d'algorithmes de classement qui s'améliorent d'année en année. IL faut l'utiliser pour qu'il s'améliore.</text:p>
      <text:p text:style-name="Standard"/>
      <text:p text:style-name="Standard"><text:soft-page-break/>Les écolo ecosia</text:p>
      <text:p text:style-name="Standard"><text:span text:style-name="T2">« surfer sur le web tout en plantant des arbres »</text:span>. dédie 80% des revenus à des projets solidaires </text:p>
      <text:p text:style-name="Standard">la <text:span text:style-name="T1">lutte contre la déforestation</text:span> l'essentiel des dons est fait auprès d'ONG situées en Indonésie, au Brésil, au Pérou ou au Burkina Faso. Ecosia est relativement respectueux de votre <text:span text:style-name="T1">vie privée</text:span> : par défaut, il cible les résultats à partir de votre historique de requêtes, mais ce tracking peut être désactivé en trois clics. Rien ne sort du site : les recherches sont chiffrées et les données personnelles ne sont pas vendues à des régies publicitaires. Aucun traqueur externe n'est utilisé pour documenter votre activité sur le web. Quant aux résultats, le moteur de recherche préfère le dire : ils sont fournis par Bing et Yahoo!, entre autres. Cela donne des pages de résultat performantes, avec des réponses instantanées sur certaines questions pratiques. </text:p>
      <text:p text:style-name="Standard"/>
      <text:p text:style-name="Standard">Duckduck go</text:p>
      <text:p text:style-name="Standard"><text:span text:style-name="Strong_20_Emphasis">anti-fichage des utilisateurs</text:span>. Depuis sa genèse, il met un point d'honneur à ne jamais enregistrer les données privées des internautes et à ne pas cibler ses résultats. </text:p>
      <text:p text:style-name="Standard"><text:span text:style-name="T1">Les publicités sont discrètes :</text:span> DuckDuckGo n'en affiche jamais plus que deux par page de résultats. Surtout, elles ne sont pas plus ciblées que les liens organiques. Le site protège votre vie privée, avec un bémol cependant : domicilié aux Etats-Unis, il tombe sous le coup de la loi américaine qui peut imposer des partages de données, comme ça s'est déjà vu avec l'affaire PRISM. </text:p>
      <text:p text:style-name="Standard">agrégateur de moteurs de recherche, il a développé son propre <text:span text:style-name="T2">crawler</text:span>, le <text:span text:style-name="T1">DuckDuckBot</text:span> </text:p>
      <text:p text:style-name="Standard">Il combine donc sa propre indexation avec <text:a xlink:type="simple" xlink:href="https://duck.co/help/results/sources" office:target-frame-name="_blank" xlink:show="new" text:style-name="Internet_20_link" text:visited-style-name="Visited_20_Internet_20_Link">les résultats de 400 sources</text:a> dont Wikipédia, Yelp mais ais aussi Bing, Yahoo et Yandex. Une méthode hybride qui lui vaut d'excellents résultats. </text:p>
      <text:p text:style-name="Standard"/>
      <text:p text:style-name="Standard">Lilou</text:p>
      <text:p text:style-name="Standard">finance des <text:span text:style-name="T1">projets de développement et de solidarité</text:span> En l'utilisant, les internautes sont crédités de « gouttes » qu'ils peuvent allouer aux projets de leur choix. </text:p>
      <text:p text:style-name="Standard">Le premier projet a déjà reçu près de 50 000 €, et des dizaines d'autres se situent entre 2 000 € et 10 000 € de financement (chiffres de mai 2018). Pas mal pour un projet démarré en 2014 ! </text:p>
      <text:p text:style-name="Standard">Pour financer ces projets, <text:span text:style-name="T1">Lilo affiche de la publicité</text:span>, mais moins que Google. Le nombre d'annonces va de 0 à 3 pour les requêtes commerciales. Environ 50% des recettes publicitaires sont allouées aux projets, le reste étant consacré au fonctionnement et au développement du site. </text:p>
      <text:p text:style-name="Standard">Lilo, comme Ecosia, est un <text:span text:style-name="T1">méta-moteur</text:span> : il utilise les algorithmes de Bing, Google et Yahoo! pour alimenter ses pages de résultat. Cependant l'entreprise affirme ne pas tracer vos données, et vos recherches restent anonymes. </text:p>
      <text:p text:style-name="Standard"/>
      <text:p text:style-name="Standard">Plus on les utilise plus il s'améloire, utiliser c'est voter et vifancer.</text:p>
      <text:p text:style-name="Standard"/>
      <text:p text:style-name="Standard">Ask : <text:span text:style-name="T7">L'idée de départ de </text:span><text:span text:style-name="T8">Ask Jeeves</text:span><text:span text:style-name="T7"> était la capacité du moteur à répondre à des questions posées en langage naturel. Il fut le premier moteur de type questions/réponses sur Internet. Il accepte un large choix de questions posées en langage naturel (anglais, allemand, espagnol, français, italien et néerlandais), et la recherche par mot-clé classique se veut plus intuitive et facile d'utilisation que les autres moteurs de recherche.</text:span></text:p>
      <text:h text:style-name="P2" text:outline-level="2"><text:bookmark text:name="Probl.C3.A8mes"/><text:bookmark text:name="Problèmes"/><text:span text:style-name="T3">Problèmes</text:span><text:span text:style-name="T4">[</text:span><text:a xlink:type="simple" xlink:href="https://fr.wikipedia.org/w/index.php?title=Ask.com&amp;veaction=edit&amp;section=3" text:style-name="Internet_20_link" text:visited-style-name="Visited_20_Internet_20_Link"><text:span text:style-name="T5">modifier</text:span></text:a><text:span text:style-name="T4"> | </text:span><text:a xlink:type="simple" xlink:href="https://fr.wikipedia.org/w/index.php?title=Ask.com&amp;action=edit&amp;section=3" text:style-name="Internet_20_link" text:visited-style-name="Visited_20_Internet_20_Link"><text:span text:style-name="T5">modifier le code</text:span></text:a><text:span text:style-name="T4">]</text:span></text:h>
      <text:p text:style-name="P1"><text:span text:style-name="T7">En dépit de la présentation rassurante qu'on peut lire ci-dessus, les liens vers ce moteur et sa barre de recherche sont souvent installés à l'insu de l'utilisateur, étant compris dans les installeurs d'autres logiciels ou sans avertissement par des sites malveillants, qui le font considérer par les utilisateurs éclairés comme un </text:span><text:a xlink:type="simple" xlink:href="https://fr.wikipedia.org/wiki/Logiciel_malveillant" text:style-name="Internet_20_link" text:visited-style-name="Visited_20_Internet_20_Link"><text:span text:style-name="T6">logiciel malveillant</text:span></text:a><text:span text:style-name="T7"> exceptionnellement tenace. Ses concepteurs eux-mêmes admettent qu'il est pourvu de « protections » destinées à empêcher son altération (« self-protection features »), et la propagation est typiquement « virale » . Il suffit de chercher sur Internet les innombrables fils de discussion intitulés « Comment se débarrasser de Ask », « How to get rid of Ask.com », « Remove and delete Ask Toolbar », etc. pour comprendre que la société présentée ci-dessus est au moins suspecte d'essayer de s'imposer par des moyens déloyaux. Le logiciel installé est </text:span><text:soft-page-break/><text:span text:style-name="T7">pourvu d'un désinstalleur, mais il modifie les préférences de recherche d'Internet Explorer et Firefox d'une manière sournoise et extrêmement difficile à contourne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2T11:21:18.16</meta:creation-date>
    <meta:editing-duration>PT10H50M25S</meta:editing-duration>
    <meta:editing-cycles>3</meta:editing-cycles>
    <meta:generator>OpenOffice/4.1.5$Win32 OpenOffice.org_project/415m1$Build-9789</meta:generator>
    <meta:initial-creator>Arriette Lecouineur</meta:initial-creator>
    <dc:date>2018-10-02T22:11:27.15</dc:date>
    <dc:creator>Arriette Lecouineur</dc:creator>
    <meta:document-statistic meta:table-count="0" meta:image-count="0" meta:object-count="0" meta:page-count="3" meta:paragraph-count="36" meta:word-count="1119" meta:character-count="7066"/>
  </office:meta>
</office:document-meta>
</file>